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80000001E0D07557A4DC00BE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72bf44" draw:opacity="20%" draw:textarea-horizontal-align="justify" draw:textarea-vertical-align="middle" draw:auto-grow-height="false" fo:min-height="7.67cm" fo:min-width="8.82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72bf44" draw:opacity="2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55cm" svg:height="18.566cm" svg:x="1.145cm" svg:y="0.934cm">
          <draw:image xlink:href="Pictures/1000020100000280000001E0D07557A4DC00BEE2.png" xlink:type="simple" xlink:show="embed" xlink:actuate="onLoad">
            <text:p/>
          </draw:image>
        </draw:frame>
        <draw:path draw:style-name="gr2" draw:text-style-name="P2" draw:layer="layout" svg:width="21.099cm" svg:height="11.899cm" svg:x="1cm" svg:y="7.6cm" svg:viewBox="0 0 21100 11900" svg:d="M3300 500l2000 100 3100 100h2700l2500-100 3500-201 4000-399-3000 1199-3300 1101-4900 1399-2600 600-2600 601-1400-100zM0 699zM12601 11900z">
          <text:p/>
        </draw:path>
        <draw:line draw:style-name="gr3" draw:text-style-name="P3" draw:layer="layout" svg:x1="8.7cm" svg:y1="7.8cm" svg:x2="7.9cm" svg:y2="9.5cm">
          <text:p/>
        </draw:line>
        <draw:line draw:style-name="gr4" draw:text-style-name="P3" draw:layer="layout" svg:x1="13.2cm" svg:y1="13.1cm" svg:x2="13.1cm" svg:y2="11.4cm">
          <text:p/>
        </draw:line>
        <draw:frame draw:style-name="gr5" draw:text-style-name="P4" draw:layer="layout" svg:width="3.2cm" svg:height="1.1cm" svg:x="11.8cm" svg:y="13.1cm">
          <draw:text-box>
            <text:p>Obstacle</text:p>
          </draw:text-box>
        </draw:frame>
        <draw:frame draw:style-name="gr6" draw:text-style-name="P4" draw:layer="layout" svg:width="3.9cm" svg:height="1cm" svg:x="7.1cm" svg:y="7cm">
          <draw:text-box>
            <text:p>Ego vehic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09T01:05:27.956508638</dc:date>
    <meta:editing-duration>PT1H10M32S</meta:editing-duration>
    <meta:editing-cycles>1</meta:editing-cycles>
    <meta:document-statistic meta:object-count="6"/>
    <meta:generator>LibreOffice/6.0.7.3$Linux_X86_64 LibreOffice_project/00m0$Build-3</meta:generator>
  </office:meta>
</office:document-meta>
</file>